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98in"/>
    </style:style>
    <style:style style:name="co2" style:family="table-column">
      <style:table-column-properties fo:break-before="auto" style:column-width="2.9264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9665in"/>
    </style:style>
    <style:style style:name="co6" style:family="table-column">
      <style:table-column-properties fo:break-before="auto" style:column-width="2.5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</office:automatic-styles>
  <office:body>
    <office:spreadsheet>
      <table:calculation-settings table:automatic-find-labels="false" table:use-regular-expressions="false" table:use-wildcards="true"/>
      <table:table table:name="BOM - backpa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carry handle</text:p>
          </table:table-cell>
          <table:table-cell office:value-type="string" calcext:value-type="string">
            <text:p>Webbing 25 mm P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]*[.C2]" office:value-type="float" office:value="0.51" calcext:value-type="float">
            <text:p>0.5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</text:p>
          </table:table-cell>
          <table:table-cell office:value-type="string" calcext:value-type="string">
            <text:p>Webbing 25 mm PES</text:p>
          </table:table-cell>
          <table:table-cell table:formula="of:=4*0.4" office:value-type="float" office:value="1.6" calcext:value-type="float">
            <text:p>1.6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3]*[.C3]" office:value-type="float" office:value="2.72" calcext:value-type="float">
            <text:p>2.72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 buckles, anterior</text:p>
          </table:table-cell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4]*[.C4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buckles, posterior</text:p>
          </table:table-cell>
          <table:table-cell office:value-type="string" calcext:value-type="string">
            <text:p>ITW SR buckle recepta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5]*[.C5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fastening, posterior</text:p>
          </table:table-cell>
          <table:table-cell office:value-type="string" calcext:value-type="string">
            <text:p>Webbing 25 mm PES</text:p>
          </table:table-cell>
          <table:table-cell table:formula="of:=4*0.1"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6]*[.C6]" office:value-type="float" office:value="0.68" calcext:value-type="float">
            <text:p>0.68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bladder suspension</text:p>
          </table:table-cell>
          <table:table-cell office:value-type="string" calcext:value-type="string">
            <text:p>ITW tri-gide we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7]*[.C7]" office:value-type="float" office:value="0.5" calcext:value-type="float">
            <text:p>0.5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hoo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8]*[.C8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loop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9]*[.C9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fabric (hydration &amp; zipper pocket)</text:p>
          </table:table-cell>
          <table:table-cell office:value-type="string" calcext:value-type="string">
            <text:p>500D cordur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9.9" calcext:value-type="float">
            <text:p>19.9</text:p>
          </table:table-cell>
          <table:table-cell table:formula="of:=[.E10]*[.C10]" office:value-type="float" office:value="7.96" calcext:value-type="float">
            <text:p>7.9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1]*[.C11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s</text:p>
          </table:table-cell>
          <table:table-cell office:value-type="string" calcext:value-type="string">
            <text:p>Coil Zipper Tape YKK 8CF (8 mm)</text:p>
          </table:table-cell>
          <table:table-cell table:formula="of:=0.29*2" office:value-type="float" office:value="0.58" calcext:value-type="float">
            <text:p>0.58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2]*[.C12]" office:value-type="float" office:value="1.45" calcext:value-type="float">
            <text:p>1.4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fabric</text:p>
          </table:table-cell>
          <table:table-cell office:value-type="string" calcext:value-type="string">
            <text:p>1000 denier cordura (PU coated)</text:p>
          </table:table-cell>
          <table:table-cell table:formula="of:=0.165 + 0.07 + 0.08+0.31" office:value-type="float" office:value="0.625" calcext:value-type="float">
            <text:p>0.625</text:p>
          </table:table-cell>
          <table:table-cell office:value-type="string" calcext:value-type="string">
            <text:p>meters</text:p>
          </table:table-cell>
          <table:table-cell office:value-type="float" office:value="18.9" calcext:value-type="float">
            <text:p>18.9</text:p>
          </table:table-cell>
          <table:table-cell table:formula="of:=[.E13]*[.C13]" office:value-type="float" office:value="11.8125" calcext:value-type="float">
            <text:p>11.812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</text:p>
          </table:table-cell>
          <table:table-cell office:value-type="string" calcext:value-type="string">
            <text:p>Coil Zipper Tape YKK 8CF (8 mm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4]*[.C14]" office:value-type="float" office:value="3" calcext:value-type="float">
            <text:p>3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5]*[.C15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LS</text:p>
          </table:table-cell>
          <table:table-cell office:value-type="string" calcext:value-type="string">
            <text:p>Webbing 25 mm PES</text:p>
          </table:table-cell>
          <table:table-cell table:formula="of:=6*0.3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16]*[.C16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tch</text:p>
          </table:table-cell>
          <table:table-cell office:value-type="string" calcext:value-type="string">
            <text:p>5 mm velcro loop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17]*[.C17]" office:value-type="float" office:value="0.286" calcext:value-type="float">
            <text:p>0.28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attachment, inf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8]*[.C18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9]*[.C19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ITW tri-gide web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0]*[.C20]" office:value-type="float" office:value="1" calcext:value-type="float">
            <text:p>1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inferior section</text:p>
          </table:table-cell>
          <table:table-cell office:value-type="string" calcext:value-type="string">
            <text:p>Webbing 25 mm PES</text:p>
          </table:table-cell>
          <table:table-cell table:formula="of:=2*0.9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1]*[.C21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length adjustment</text:p>
          </table:table-cell>
          <table:table-cell office:value-type="string" calcext:value-type="string">
            <text:p>YKK Tension Lock 25mm, Cu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2]*[.C22]" office:value-type="float" office:value="1" calcext:value-type="float">
            <text:p>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main load bearing webbing</text:p>
          </table:table-cell>
          <table:table-cell office:value-type="string" calcext:value-type="string">
            <text:p>Webbing 25 mm PES</text:p>
          </table:table-cell>
          <table:table-cell table:formula="of:=2*0.65" office:value-type="float" office:value="1.3" calcext:value-type="float">
            <text:p>1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3]*[.C23]" office:value-type="float" office:value="2.21" calcext:value-type="float">
            <text:p>2.2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wide section</text:p>
          </table:table-cell>
          <table:table-cell office:value-type="string" calcext:value-type="string">
            <text:p>5 mm webbing</text:p>
          </table:table-cell>
          <table:table-cell table:formula="of:=2*0.5" office:value-type="float" office:value="1" calcext:value-type="float">
            <text:p>1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24]*[.C24]" office:value-type="float" office:value="2.5" calcext:value-type="float">
            <text:p>2.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mediate panel PALS </text:p>
          </table:table-cell>
          <table:table-cell office:value-type="string" calcext:value-type="string">
            <text:p>Webbing 25 mm PES</text:p>
          </table:table-cell>
          <table:table-cell table:formula="of:=0.18*10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5]*[.C25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Nylbond 60, color 0855, 70 me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ls</text:p>
          </table:table-cell>
          <table:table-cell office:value-type="float" office:value="2.5" calcext:value-type="float">
            <text:p>2.5</text:p>
          </table:table-cell>
          <table:table-cell table:formula="of:=[.E26]*[.C26]" office:value-type="float" office:value="10" calcext:value-type="float">
            <text:p>10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table:number-columns-repeated="5"/>
          <table:table-cell table:formula="of:=[.E27]*[.C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8]*[.C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9]*[.C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0]*[.C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1]*[.C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2]*[.C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3]*[.C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00 denier cordura (PU coated)</text:p>
          </table:table-cell>
          <table:table-cell table:formula="of:=[.C2]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Total cost:</text:p>
          </table:table-cell>
          <table:table-cell table:formula="of:=SUM([.F2:.F33])" office:value-type="float" office:value="69.0285" calcext:value-type="float">
            <text:p>69.0285</text:p>
          </table:table-cell>
          <table:table-cell/>
        </table:table-row>
        <table:table-row table:style-name="ro1">
          <table:table-cell office:value-type="string" calcext:value-type="string">
            <text:p>2.5mm steel D-ring</text:p>
          </table:table-cell>
          <table:table-cell table:formula="of:=[.C3]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D cordura</text:p>
          </table:table-cell>
          <table:table-cell table:formula="of:=[.C9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hook</text:p>
          </table:table-cell>
          <table:table-cell table:formula="of:=[.C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loop</text:p>
          </table:table-cell>
          <table:table-cell table:formula="of:=SUM([.C6:.C7])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webbing</text:p>
          </table:table-cell>
          <table:table-cell table:formula="of:=[.C8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il Zipper Tape YKK 8CF (8 mm)</text:p>
          </table:table-cell>
          <table:table-cell table:formula="of:=SUM([.C10:.C11])"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receptac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tri-gide webloc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lbond 60, color 0855, 1000 meter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SUM([.C17:.C23])" office:value-type="float" office:value="11.23" calcext:value-type="float">
            <text:p>1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#8 single sided non-locking pull</text:p>
          </table:table-cell>
          <table:table-cell table:formula="of:=SUM([.C24:.C25])"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Tension Lock 25mm, Curved</text:p>
          </table:table-cell>
          <table:table-cell table:formula="of:=[.C26]" office:value-type="float" office:value="4" calcext:value-type="float">
            <text:p>4</text:p>
          </table:table-cell>
          <table:table-cell table:number-columns-repeated="5"/>
        </table:table-row>
      </table:table>
      <table:table table:name="balance sheet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orde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ebbing 25 mm P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etermann Mara 70 thread 700 m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hine Needle #100, 10pc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ge binding 20mm PP Oliv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ivery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table:number-columns-repeated="2"/>
          <table:table-cell table:formula="of:=SUM([.C2:.C7])" office:value-type="float" office:value="40.2" calcext:value-type="float">
            <text:p>40.2</text:p>
          </table:table-cell>
          <table:table-cell office:value-type="string" calcext:value-type="string">
            <text:p>#66880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formula="of:=SUM([.C$1:.C$1048576])" office:value-type="float" office:value="88.3" calcext:value-type="float">
            <text:p>88.3</text:p>
          </table:table-cell>
          <table:table-cell table:number-columns-repeated="3"/>
        </table:table-row>
      </table:table>
      <table:table table:name="inventory" table:style-name="ta2"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to order</text:p>
          </table:table-cell>
        </table:table-row>
        <table:table-row table:style-name="ro1">
          <table:table-cell office:value-type="string" calcext:value-type="string">
            <text:p>1000 denier cordura (PU coated)</text:p>
          </table:table-cell>
          <table:table-cell office:value-type="float" office:value="0.625" calcext:value-type="float">
            <text:p>0.625</text:p>
          </table:table-cell>
          <table:table-cell table:formula="of:=[.B12]*3" office:value-type="float" office:value="1.875" calcext:value-type="float">
            <text:p>1.875</text:p>
          </table:table-cell>
          <table:table-cell table:formula="of:=[.C12]" office:value-type="float" office:value="1.875" calcext:value-type="float">
            <text:p>1.875</text:p>
          </table:table-cell>
        </table:table-row>
        <table:table-row table:style-name="ro1">
          <table:table-cell office:value-type="string" calcext:value-type="string">
            <text:p>2.5mm steel D-ring</text:p>
          </table:table-cell>
          <table:table-cell office:value-type="float" office:value="4" calcext:value-type="float">
            <text:p>4</text:p>
          </table:table-cell>
          <table:table-cell table:formula="of:=[.B13]*3" office:value-type="float" office:value="12" calcext:value-type="float">
            <text:p>12</text:p>
          </table:table-cell>
          <table:table-cell table:formula="of:=[.C1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500D cordura</text:p>
          </table:table-cell>
          <table:table-cell office:value-type="float" office:value="0.4" calcext:value-type="float">
            <text:p>0.4</text:p>
          </table:table-cell>
          <table:table-cell table:formula="of:=[.B14]*3" office:value-type="float" office:value="1.2" calcext:value-type="float">
            <text:p>1.2</text:p>
          </table:table-cell>
          <table:table-cell table:formula="of:=[.C14]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5 mm velcro hook</text:p>
          </table:table-cell>
          <table:table-cell office:value-type="float" office:value="0.05" calcext:value-type="float">
            <text:p>0.05</text:p>
          </table:table-cell>
          <table:table-cell table:formula="of:=[.B15]*3" office:value-type="float" office:value="0.15" calcext:value-type="float">
            <text:p>0.15</text:p>
          </table:table-cell>
          <table:table-cell table:formula="of:=[.C15]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5 mm velcro loop</text:p>
          </table:table-cell>
          <table:table-cell office:value-type="float" office:value="0.18" calcext:value-type="float">
            <text:p>0.18</text:p>
          </table:table-cell>
          <table:table-cell table:formula="of:=[.B16]*3" office:value-type="float" office:value="0.54" calcext:value-type="float">
            <text:p>0.54</text:p>
          </table:table-cell>
          <table:table-cell table:formula="of:=[.C16]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5 mm webbing</text:p>
          </table:table-cell>
          <table:table-cell office:value-type="float" office:value="0.4" calcext:value-type="float">
            <text:p>0.4</text:p>
          </table:table-cell>
          <table:table-cell table:formula="of:=[.B17]*3" office:value-type="float" office:value="1.2" calcext:value-type="float">
            <text:p>1.2</text:p>
          </table:table-cell>
          <table:table-cell table:formula="of:=[.C17]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Coil Zipper Tape YKK 8CF (8 mm)</text:p>
          </table:table-cell>
          <table:table-cell office:value-type="float" office:value="1.78" calcext:value-type="float">
            <text:p>1.78</text:p>
          </table:table-cell>
          <table:table-cell table:formula="of:=[.B18]*3" office:value-type="float" office:value="5.34" calcext:value-type="float">
            <text:p>5.34</text:p>
          </table:table-cell>
          <table:table-cell table:formula="of:=[.C18]"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table:formula="of:=[.B19]*3" office:value-type="float" office:value="12" calcext:value-type="float">
            <text:p>12</text:p>
          </table:table-cell>
          <table:table-cell table:formula="of:=[.C1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TW SR buckle receptacle</text:p>
          </table:table-cell>
          <table:table-cell office:value-type="float" office:value="4" calcext:value-type="float">
            <text:p>4</text:p>
          </table:table-cell>
          <table:table-cell table:formula="of:=[.B20]*3" office:value-type="float" office:value="12" calcext:value-type="float">
            <text:p>12</text:p>
          </table:table-cell>
          <table:table-cell table:formula="of:=[.C2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TW tri-gide weblock</text:p>
          </table:table-cell>
          <table:table-cell office:value-type="float" office:value="3" calcext:value-type="float">
            <text:p>3</text:p>
          </table:table-cell>
          <table:table-cell table:formula="of:=[.B21]*3" office:value-type="float" office:value="9" calcext:value-type="float">
            <text:p>9</text:p>
          </table:table-cell>
          <table:table-cell table:formula="of:=[.C2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ylbond 60, color 0855, 1000 meters</text:p>
          </table:table-cell>
          <table:table-cell office:value-type="float" office:value="1" calcext:value-type="float">
            <text:p>1</text:p>
          </table:table-cell>
          <table:table-cell table:formula="of:=[.B22]*3" office:value-type="float" office:value="3" calcext:value-type="float">
            <text:p>3</text:p>
          </table:table-cell>
          <table:table-cell table:formula="of:=[.C2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bbing 25 mm PES</text:p>
          </table:table-cell>
          <table:table-cell office:value-type="float" office:value="9" calcext:value-type="float">
            <text:p>9</text:p>
          </table:table-cell>
          <table:table-cell table:formula="of:=[.B23]*3" office:value-type="float" office:value="27" calcext:value-type="float">
            <text:p>27</text:p>
          </table:table-cell>
          <table:table-cell table:formula="of:=[.C2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Ykk #8 single sided non-locking pull</text:p>
          </table:table-cell>
          <table:table-cell office:value-type="float" office:value="4" calcext:value-type="float">
            <text:p>4</text:p>
          </table:table-cell>
          <table:table-cell table:formula="of:=[.B24]*3" office:value-type="float" office:value="12" calcext:value-type="float">
            <text:p>12</text:p>
          </table:table-cell>
          <table:table-cell table:formula="of:=[.C2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KK Tension Lock 25mm, Curved</text:p>
          </table:table-cell>
          <table:table-cell office:value-type="float" office:value="2" calcext:value-type="float">
            <text:p>2</text:p>
          </table:table-cell>
          <table:table-cell table:formula="of:=[.B25]*3" office:value-type="float" office:value="6" calcext:value-type="float">
            <text:p>6</text:p>
          </table:table-cell>
          <table:table-cell table:formula="of:=[.C25]"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'BOM - backpack'.A1:'BOM - backpack'.G2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3:00:59.573341412</meta:creation-date>
    <dc:date>2022-03-21T21:19:34.396598520</dc:date>
    <meta:editing-duration>P2DT11H24M56S</meta:editing-duration>
    <meta:editing-cycles>3</meta:editing-cycles>
    <meta:generator>LibreOffice/7.2.5.2$Linux_X86_64 LibreOffice_project/20$Build-2</meta:generator>
    <meta:document-statistic meta:table-count="3" meta:cell-count="313" meta:object-count="0"/>
  </office:meta>
</office:document-meta>
</file>